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77d10" officeooo:paragraph-rsid="00177d10"/>
    </style:style>
    <style:style style:name="P2" style:family="paragraph" style:parent-style-name="Title">
      <style:text-properties officeooo:rsid="00177d10" officeooo:paragraph-rsid="0019607d"/>
    </style:style>
    <style:style style:name="T1" style:family="text">
      <style:text-properties fo:font-weight="normal" officeooo:rsid="0019607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Veronika decides </text:p>
      <text:p text:style-name="P2">to live</text:p>
      <text:p text:style-name="P2"/>
      <text:p text:style-name="P2"><text:span text:style-name="T1">by Leo Love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2:47:58.141119481</meta:creation-date>
    <dc:date>2026-01-06T22:27:07.245464784</dc:date>
    <meta:editing-duration>PT2M5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7" meta:character-count="36" meta:non-whitespace-character-count="30"/>
  </office:meta>
</office:document-meta>
</file>